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margin-top="0.0694in" fo:margin-bottom="0.0694in" fo:line-height="200%"/>
      <style:text-properties style:font-name="Times New Roman" style:font-name-complex="Times New Roman" fo:color="#000000" style:letter-kerning="false"/>
    </style:style>
    <style:style style:name="P2" style:parent-style-name="Normal" style:family="paragraph">
      <style:paragraph-properties fo:margin-top="0.0694in" fo:margin-bottom="0.0694in" fo:line-height="200%"/>
      <style:text-properties style:font-name="Times New Roman" style:font-name-complex="Times New Roman" fo:color="#000000" style:letter-kerning="false"/>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000000" style:letter-kerning="false" fo:font-size="13.5pt" style:font-size-asian="13.5pt" style:font-size-complex="13.5pt"/>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complex="Times New Roman" fo:color="#000000" style:letter-kerning="false"/>
    </style:style>
    <style:style style:name="T6" style:parent-style-name="DefaultParagraphFont" style:family="text">
      <style:text-properties style:font-name="Times New Roman" style:font-name-complex="Times New Roman" fo:font-style="italic" style:font-style-asian="italic" style:font-style-complex="italic" fo:color="#000000" style:letter-kerning="false"/>
    </style:style>
    <style:style style:name="T7" style:parent-style-name="DefaultParagraphFont" style:family="text">
      <style:text-properties style:font-name="Times New Roman" style:font-name-complex="Times New Roman" fo:color="#000000" style:letter-kerning="false"/>
    </style:style>
    <style:style style:name="P8" style:parent-style-name="Normal" style:family="paragraph">
      <style:paragraph-properties fo:margin-top="0.0694in" fo:margin-bottom="0.0694in" fo:line-height="100%"/>
    </style:style>
    <style:style style:name="T9" style:parent-style-name="DefaultParagraphFont" style:family="text">
      <style:text-properties style:font-name="Times New Roman" style:font-name-complex="Times New Roman" fo:color="#000000" style:letter-kerning="false"/>
    </style:style>
    <style:style style:name="T10" style:parent-style-name="DefaultParagraphFont" style:family="text">
      <style:text-properties style:font-name="Times New Roman" style:font-name-complex="Times New Roman" fo:font-style="italic" style:font-style-asian="italic" style:font-style-complex="italic" fo:color="#000000" style:letter-kerning="false"/>
    </style:style>
    <style:style style:name="T11" style:parent-style-name="DefaultParagraphFont" style:family="text">
      <style:text-properties style:font-name="Times New Roman" style:font-name-complex="Times New Roman" fo:color="#000000" style:letter-kerning="false"/>
    </style:style>
  </office:automatic-styles>
  <office:body>
    <office:text text:use-soft-page-breaks="true">
      <text:p text:style-name="P1"><text:s text:c="9"/>Effective communication is the foundation of successful Agile teamwork, particularly within Scrum environments where transparency, collaboration, and rapid feedback cycles are essential. Scrum communication practices such as daily stand‑ups, sprint reviews, retrospectives, and information radiators help create openness by ensuring that all team members share<text:s/>a collective understanding<text:s/>of project progress, risks, and priorities. Information radiators—such as task boards,<text:s/>burn-down<text:s/>charts, and workflow visualizations—make work visible and accessible, reducing ambiguity and enabling quick decision‑making (Schwaber &amp; Sutherland, 2020). These practices reinforce the Agile value of transparency by encouraging continuous dialogue and shared ownership of outcomes. In the SNHU Travel assignments, daily stand‑ups and open discussion threads were particularly effective in helping the team identify blockers early and redistribute tasks when workloads shifted. This consistent communication strengthened team cohesion and supported a culture of trust, which is essential for high‑performing Agile teams.</text:p>
      <text:p text:style-name="P2">Beyond interpersonal communication, Agile project‑management tools play a critical role in coordinating work and increasing team efficiency. Tools such as Jira, Azure Boards, and IBM Rational Team Concert (RTC) centralize user stories, sprint backlogs, acceptance criteria, and workflow states in a single shared environment. This centralization reduces the risk of information silos and ensures that all team members have real‑time access to the most current project data. Modern Agile tools also integrate communication features—such as tagging, commenting, and automated notifications—that streamline collaboration and reduce the need for lengthy status meetings (Cocco et al., 2021). For distributed or hybrid teams, these tools provide a digital “source of truth” that supports alignment across time zones and work schedules. By visualizing dependencies, tracking progress, and enabling rapid updates, Agile project‑management tools enhance predictability and help teams maintain momentum throughout the sprint cycle. Ultimately, the combination of strong communication practices and effective tooling enables Scrum teams to deliver value more consistently and adapt quickly to changing requirements.</text:p>
      <text:h text:style-name="P3" text:outline-level="3">References</text:h>
      <text:p text:style-name="P4"><text:span text:style-name="T5">Cocco, L., Mannaro, K., Concas, G., &amp; Marchesi, M. (2021). Agile project management and collaboration tools in software development.<text:s/></text:span><text:span text:style-name="T6">Journal of Software Engineering and Applications, 14</text:span><text:span text:style-name="T7">(3), 85–102.</text:span></text:p>
      <text:p text:style-name="P8"><text:span text:style-name="T9">Schwaber, K., &amp; Sutherland, J. (2020).<text:s/></text:span><text:span text:style-name="T10">The Scrum Guide: The definitive guide to Scrum</text:span><text:span text:style-name="T11">. Scrum.org..</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ottorff, Carl</meta:initial-creator>
    <dc:creator>Pottorff, Carl</dc:creator>
    <meta:creation-date>2026-02-09T23:31:00Z</meta:creation-date>
    <dc:date>2026-02-09T23:31:00Z</dc:date>
    <meta:template xlink:href="Normal.dotm" xlink:type="simple"/>
    <meta:editing-cycles>6</meta:editing-cycles>
    <meta:editing-duration>PT240S</meta:editing-duration>
    <meta:document-statistic meta:page-count="1" meta:paragraph-count="5" meta:word-count="392" meta:character-count="2624" meta:row-count="18" meta:non-whitespace-character-count="2237"/>
  </office:meta>
</office:document-meta>
</file>